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85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ross Site Scripting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list text:style-name="L2">
              <text:list-item>
                <text:p text:style-name="P1">What is it?</text:p>
              </text:list-item>
              <text:list-item>
                <text:p text:style-name="P1">How does it work?</text:p>
              </text:list-item>
              <text:list-item>
                <text:p text:style-name="P1">What are some types of XSS exploits?</text:p>
              </text:list-item>
              <text:list-item>
                <text:p text:style-name="P1">Demo</text:p>
              </text:list-item>
              <text:list-item>
                <text:p text:style-name="P1">How can you prevent against it?</text:p>
              </text:list-item>
              <text:list-item>
                <text:p text:style-name="P1">Lin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it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 type of injection attack</text:p>
              </text:list-item>
              <text:list-item>
                <text:p>Allows execution of malicious scripts</text:p>
              </text:list-item>
              <text:list-item>
                <text:p>Scripts are run client side (in the browse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es it work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Data is sent to a web app from an untrusted source</text:p>
              </text:list-item>
              <text:list-item>
                <text:p>Data then used when creating dynamic content</text:p>
              </text:list-item>
              <text:list-item>
                <text:p>Content then sent to a web user without proper valid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are some types of XSS exploi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Reflected XSS</text:p>
              </text:list-item>
              <text:list-item>
                <text:p>Stored XSS</text:p>
              </text:list-item>
              <text:list-item>
                <text:p>Phishing</text:p>
              </text:list-item>
              <text:list-item>
                <text:p>DOM based X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s...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Gone phishing... hahahahahaha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can you prevent against it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HTML output encoding</text:p>
              </text:list-item>
              <text:list-item>
                <text:p>Non-HTML output encoding</text:p>
              </text:list-item>
              <text:list-item>
                <text:p>Validate data on client and server</text:p>
              </text:list-item>
              <text:list-item>
                <text:p>Use a code library (Anti XSS .net)</text:p>
              </text:list-item>
              <text:list-item>
                <text:p>.Net request valid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links!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SDN overview: <text:a xlink:href="http://msdn.microsoft.com/library/ms998274.aspx">http://msdn.microsoft.com/library/ms998274.aspx</text:a></text:p>
              </text:list-item>
              <text:list-item>
                <text:p>OWASP: <text:a xlink:href="http://www.troyhunt.com/2010/05/owasp-top-10-for-net-developers-part-2.html">http://www.troyhunt.com/2010/05/owasp-top-10-for-net-developers-part-2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9T17:07:06.36</meta:creation-date>
    <dc:date>2013-03-13T23:19:32.50</dc:date>
    <meta:editing-duration>PT2H29M54S</meta:editing-duration>
    <meta:editing-cycles>8</meta:editing-cycles>
    <meta:generator>OpenOffice.org/3.4.1$Win32 OpenOffice.org_project/341m1$Build-9593</meta:generator>
    <meta:document-statistic meta:object-count="49"/>
  </office:meta>
</office:document-meta>
</file>